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7/09/2021</text:span></text:p>
      <text:p text:style-name="P9"/>
      <text:p text:style-name="P10">RECIBI CONFORME</text:p>
      <text:p text:style-name="P9"/>
      <text:p text:style-name="P11">CLIENTE: HOUSE STUDENT E.I.R.L.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ATO BB MUSCOVY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6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ACHULLA ATUNCA ALEX SATURNIN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2:47:0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